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469e73"/>
    </style:style>
    <style:style style:name="P32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68" style:family="paragraph" style:parent-style-name="Standard">
      <style:paragraph-properties fo:text-align="start" style:justify-single-word="false"/>
      <style:text-properties officeooo:rsid="00469e73" officeooo:paragraph-rsid="0046e4b3"/>
    </style:style>
    <style:style style:name="P69" style:family="paragraph" style:parent-style-name="Standard">
      <style:paragraph-properties fo:text-align="start" style:justify-single-word="false"/>
      <style:text-properties officeooo:paragraph-rsid="0046e4b3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style:font-name="serif"/>
    </style:style>
    <style:style style:name="T19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469e73"/>
    </style:style>
    <style:style style:name="T25" style:family="text">
      <style:text-properties officeooo:rsid="0046e4b3"/>
    </style:style>
    <style:style style:name="T26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9"/>
      <text:p text:style-name="P9">Presentació assignatura</text:p>
      <text:p text:style-name="P15">Comentem web assignatura</text:p>
      <text:p text:style-name="P21">Comentem unitats </text:p>
      <text:list xml:id="list3060084852386370886" text:style-name="L1">
        <text:list-item>
          <text:p text:style-name="P34"><text:a xlink:type="simple" xlink:href="https://paulinoposada.github.io/web_e/web_e_2425/documents/apunts/unitat_1_ley_ohm/e_apunts_ud_1_1_gs.pdf">1.1 Circuit elèctric</text:a></text:p>
        </text:list-item>
        <text:list-item>
          <text:p text:style-name="P34"><text:a xlink:type="simple" xlink:href="https://paulinoposada.github.io/web_e/web_e_2425/documents/apunts/unitat_1_ley_ohm/e_apunts_ud_1_2_gs.pdf">1.2 Llei d'ohm</text:a></text:p>
        </text:list-item>
        <text:list-item>
          <text:p text:style-name="P34"><text:a xlink:type="simple" xlink:href="https://paulinoposada.github.io/web_e/web_e_2425/documents/apunts/unitat_2_seguridad/e_apunts_ud_2_1_gs.pdf">2 Seguretat</text:a></text:p>
        </text:list-item>
        <text:list-item>
          <text:p text:style-name="P34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36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5"/>
      <text:p text:style-name="P15"/>
      <text:p text:style-name="P3">Di<text:span text:style-name="T3">jous</text:span><text:tab/><text:tab/><text:tab/><text:tab/>2<text:span text:style-name="T3">6</text:span>/09/2<text:span text:style-name="T1">4</text:span></text:p>
      <text:p text:style-name="P10"/>
      <text:p text:style-name="P16">Comentem </text:p>
      <text:list xml:id="list6839076215498489452" text:style-name="L2">
        <text:list-item>
          <text:p text:style-name="P37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48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37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22"/>
      <text:p text:style-name="P22"/>
      <text:p text:style-name="P4">Di<text:span text:style-name="T5">vendres</text:span><text:tab/><text:tab/><text:tab/>2<text:span text:style-name="T5">7</text:span>/09/2<text:span text:style-name="T1">4</text:span></text:p>
      <text:p text:style-name="P11"/>
      <text:p text:style-name="P17">Comentem </text:p>
      <text:list xml:id="list203923618812214" text:continue-numbering="true" text:style-name="L2">
        <text:list-item>
          <text:p text:style-name="P38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1"/>
      <text:p text:style-name="P23">Comentem <text:s/></text:p>
      <text:list xml:id="list203922659700101" text:continue-list="list3060084852386370886" text:style-name="L1">
        <text:list-item>
          <text:p text:style-name="P39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40">Programa de simulació Cade Simu</text:p>
        </text:list-item>
      </text:list>
      <text:p text:style-name="P17"/>
      <text:p text:style-name="P1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1"/>
      <text:p text:style-name="P17">Comentem </text:p>
      <text:list xml:id="list6417384264737378012" text:style-name="L3">
        <text:list-item>
          <text:p text:style-name="P4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49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49">Baixem al taller i comentem connexió font d'alimentació de PC que utilitzarem per les pràctiques de cc.</text:p>
          <text:p text:style-name="P50"><text:s/></text:p>
        </text:list-item>
      </text:list>
      <text:p text:style-name="P23"/>
      <text:p text:style-name="P23"/>
      <text:p text:style-name="P32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1"/>
      <text:p text:style-name="P17">Comentem </text:p>
      <text:list xml:id="list203923224910628" text:continue-numbering="true" text:style-name="L3">
        <text:list-item>
          <text:p text:style-name="P55">Baixem al taller i feim practiques amb circuits pont.</text:p>
        </text:list-item>
      </text:list>
      <text:p text:style-name="P28"/>
      <text:p text:style-name="P2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2"/>
      <text:p text:style-name="P24">Comentem <text:s/></text:p>
      <text:list xml:id="list203922577586248" text:continue-list="list203922659700101" text:style-name="L1">
        <text:list-item>
          <text:p text:style-name="P41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41"/>
        </text:list-item>
      </text:list>
      <text:p text:style-name="P18"/>
      <text:p text:style-name="P1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2"/>
      <text:p text:style-name="P18">Comentem </text:p>
      <text:list xml:id="list3536743686986631750" text:style-name="L4">
        <text:list-item>
          <text:p text:style-name="P56">Comentem pràctica Wheatstone amb dos diodes, corrent per la diagonal en els següents casos: </text:p>
          <text:p text:style-name="P56">cas 1: potenciòmetre a màxima resistència </text:p>
          <text:p text:style-name="P56">cas 2: potenciòmetre a resistència igual a R3</text:p>
          <text:p text:style-name="P56">cas 3: potenciòmetrea a mínima resistència</text:p>
        </text:list-item>
        <text:list-item>
          <text:p text:style-name="P4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56"/>
          <text:p text:style-name="P51"><text:s/></text:p>
        </text:list-item>
      </text:list>
      <text:p text:style-name="P24"/>
      <text:p text:style-name="P24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2"/>
      <text:p text:style-name="P18">Comentem </text:p>
      <text:list xml:id="list203923828210467" text:continue-numbering="true" text:style-name="L4">
        <text:list-item>
          <text:p text:style-name="P4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2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3"/>
      <text:p text:style-name="P25">Comentem <text:s/></text:p>
      <text:list xml:id="list203923572115827" text:continue-list="list203922577586248" text:style-name="L1">
        <text:list-item>
          <text:p text:style-name="P42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42"/>
        </text:list-item>
      </text:list>
      <text:p text:style-name="P19"/>
      <text:p text:style-name="P1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3"/>
      <text:p text:style-name="P19">Comentem </text:p>
      <text:list xml:id="list9151056939086767784" text:style-name="L5">
        <text:list-item>
          <text:p text:style-name="P58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58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57"/>
          <text:p text:style-name="P52"><text:s/></text:p>
        </text:list-item>
      </text:list>
      <text:p text:style-name="P25"/>
      <text:p text:style-name="P25"/>
      <text:p text:style-name="P6"/>
      <text:p text:style-name="P33">Di<text:span text:style-name="T5">vendres</text:span><text:tab/><text:tab/><text:tab/><text:span text:style-name="T8">18</text:span>/<text:span text:style-name="T6">10</text:span>/2<text:span text:style-name="T1">4</text:span></text:p>
      <text:p text:style-name="P13"/>
      <text:p text:style-name="P19">Comentem </text:p>
      <text:list xml:id="list203924029183162" text:continue-numbering="true" text:style-name="L5">
        <text:list-item>
          <text:p text:style-name="P61">Comentem <text:a xlink:type="simple" xlink:href="https://paulinoposada.github.io/web_e/web_e_2425/documents/ta.pdf">tasca 5</text:a>.</text:p>
        </text:list-item>
        <text:list-item>
          <text:p text:style-name="P59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30"/>
      <text:p text:style-name="P3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4"/>
      <text:p text:style-name="P26">Comentem <text:s/></text:p>
      <text:list xml:id="list203922031213663" text:continue-list="list203923572115827" text:style-name="L1">
        <text:list-item>
          <text:p text:style-name="P60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43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43"/>
        </text:list-item>
      </text:list>
      <text:p text:style-name="P2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0"/>
      <text:list xml:id="list822278843575735787" text:style-name="L6">
        <text:list-item>
          <text:p text:style-name="P4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53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31"><text:span text:style-name="T19">Comencem a comentar apartat 1.2 </text:span><text:span text:style-name="T23">La derivada y ejemplos de tensiones variables </text:span><text:span text:style-name="T24">(fins pàg. 13)</text:span></text:p>
      <text:p text:style-name="P67"><text:span text:style-name="T23">Comentem exercici 1.2-1</text:span></text:p>
      <text:p text:style-name="P67"/>
      <text:p text:style-name="P67"/>
      <text:p text:style-name="P66">Di<text:span text:style-name="T2">mecres</text:span><text:tab/><text:tab/><text:tab/><text:span text:style-name="T15">23</text:span>/<text:span text:style-name="T5">10</text:span>/2<text:span text:style-name="T1">4</text:span></text:p>
      <text:p text:style-name="P62"/>
      <text:p text:style-name="P35">Comentem <text:s/></text:p>
      <text:list xml:id="list203923847830629" text:continue-list="list203922031213663" text:style-name="L1">
        <text:list-item>
          <text:p text:style-name="P65">Treball autònom 9</text:p>
        </text:list-item>
        <text:list-item>
          <text:p text:style-name="P70"><text:span text:style-name="T20">Co</text:span><text:span text:style-name="T21">ntinuem</text:span><text:span text:style-name="T20"> amb l'</text:span><text:a xlink:type="simple" xlink:href="https://paulinoposada.github.io/web_e/web_e_2425/documents/apunts/unitat_5_condensador/e_apunts_ud_5_gs.pdf"><text:span text:style-name="T20">unitat 5</text:span></text:a><text:span text:style-name="T20">, </text:span><text:span text:style-name="T22">terminem de comentar apartat 1.2 </text:span><text:span text:style-name="T23">La derivada y ejemplos de tensiones variables</text:span></text:p>
        </text:list-item>
        <text:list-item>
          <text:p text:style-name="P4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44"/>
        </text:list-item>
      </text:list>
      <text:p text:style-name="P63"/>
      <text:p text:style-name="P66">Di<text:span text:style-name="T3">jous</text:span><text:tab/><text:tab/><text:tab/><text:tab/><text:span text:style-name="T15">24</text:span>/<text:span text:style-name="T6">10</text:span>/2<text:span text:style-name="T1">4</text:span></text:p>
      <text:p text:style-name="P64"/>
      <text:p text:style-name="P64">Lliure triat pel centre</text:p>
      <text:list xml:id="list6678377075321832067" text:style-name="L7">
        <text:list-header>
          <text:p text:style-name="P54"><text:s/></text:p>
        </text:list-header>
      </text:list>
      <text:p text:style-name="P66">Di<text:span text:style-name="T5">vendres</text:span><text:tab/><text:tab/><text:tab/><text:span text:style-name="T25">01</text:span>/<text:span text:style-name="T6">11</text:span>/2<text:span text:style-name="T1">4</text:span></text:p>
      <text:p text:style-name="P66"/>
      <text:p text:style-name="P64">Tots Sants</text:p>
      <text:p text:style-name="P66"/>
      <text:p text:style-name="P6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9T20:39:21.838831578</dc:date>
    <meta:editing-duration>PT1H30M24S</meta:editing-duration>
    <meta:editing-cycles>68</meta:editing-cycles>
    <meta:document-statistic meta:table-count="0" meta:image-count="0" meta:object-count="0" meta:page-count="3" meta:paragraph-count="84" meta:word-count="371" meta:character-count="2368" meta:non-whitespace-character-count="2038"/>
  </office:meta>
</office:document-meta>
</file>